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13.72cm" fo:min-width="13.47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ff0000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905cm" svg:y="15.26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3.97cm" svg:height="13.97cm" svg:x="1.905cm" svg:y="3.83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11:38.073000000</dc:date>
    <meta:editing-duration>PT58M57S</meta:editing-duration>
    <meta:editing-cycles>9</meta:editing-cycles>
    <meta:generator>LibreOffice/7.5.0.3$Windows_X86_64 LibreOffice_project/c21113d003cd3efa8c53188764377a8272d9d6de</meta:generator>
    <meta:document-statistic meta:object-count="4"/>
  </office:meta>
</office:document-meta>
</file>